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IBM Plex Mono" fo:font-size="11pt" fo:font-weight="bold" officeooo:paragraph-rsid="01753c4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IBM Plex Mono" fo:font-size="11pt" fo:font-weight="bold" officeooo:rsid="00db3e24" officeooo:paragraph-rsid="01a87f58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IBM Plex Mono" fo:font-size="11pt" fo:font-weight="normal" officeooo:rsid="001d36e2" officeooo:paragraph-rsid="01a87f58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text-position="0% 100%" style:font-name="IBM Plex Mono" fo:font-size="10pt" fo:font-weight="normal" officeooo:rsid="02095b1b" officeooo:paragraph-rsid="02095b1b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text-position="0% 100%" style:font-name="IBM Plex Mono" fo:font-size="10pt" fo:font-weight="normal" officeooo:rsid="01e496bb" officeooo:paragraph-rsid="01e2e882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text-position="0% 100%" style:font-name="IBM Plex Mono" fo:font-size="10pt" fo:font-weight="normal" officeooo:rsid="00b03891" officeooo:paragraph-rsid="02a24474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text-position="0% 100%" style:font-name="IBM Plex Mono" fo:font-size="10pt" fo:font-weight="normal" officeooo:rsid="00b03891" officeooo:paragraph-rsid="02a73448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text-position="0% 100%" style:font-name="IBM Plex Mono" fo:font-size="10pt" fo:font-weight="normal" officeooo:rsid="0207f72a" officeooo:paragraph-rsid="0207f72a" fo:background-color="#5eb9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text-position="0% 100%" style:font-name="IBM Plex Mono" fo:font-size="12pt" fo:font-weight="normal" officeooo:rsid="01753c46" officeooo:paragraph-rsid="0178554a" fo:background-color="transparent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text-position="0% 100%" style:font-name="IBM Plex Mono" fo:font-size="12pt" fo:font-weight="bold" officeooo:rsid="006a339d" officeooo:paragraph-rsid="011ec5b0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position="0% 100%" style:font-name="IBM Plex Mono" fo:font-size="11pt" fo:font-weight="bold" officeooo:rsid="006a339d" officeooo:paragraph-rsid="017afa1f" style:font-size-asian="11pt" style:font-weight-asian="bold" style:font-size-complex="11pt" style:font-weight-complex="bold"/>
    </style:style>
    <style:style style:name="P12" style:family="paragraph" style:parent-style-name="Standard">
      <style:text-properties style:text-position="0% 100%" style:font-name="IBM Plex Mono" fo:font-size="11pt" fo:font-weight="bold" officeooo:rsid="006a339d" officeooo:paragraph-rsid="01ab32ef" fo:background-color="#5eb91e" style:font-size-asian="11pt" style:font-weight-asian="bold" style:font-size-complex="11pt" style:font-weight-complex="bold"/>
    </style:style>
    <style:style style:name="P13" style:family="paragraph" style:parent-style-name="Preformatted_20_Text">
      <style:text-properties style:text-position="0% 100%" style:font-name="IBM Plex Mono" fo:font-size="11pt" fo:font-weight="bold" officeooo:rsid="006a339d" officeooo:paragraph-rsid="011ec5b0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text-properties style:text-position="0% 100%" style:font-name="IBM Plex Mono" fo:font-size="11pt" fo:font-weight="bold" officeooo:rsid="006a339d" officeooo:paragraph-rsid="01753c46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text-properties style:text-position="0% 100%" style:font-name="IBM Plex Mono" fo:font-size="11pt" fo:font-weight="bold" officeooo:rsid="01ac256c" officeooo:paragraph-rsid="01ab32ef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text-properties style:text-position="0% 100%" style:font-name="IBM Plex Mono" fo:font-size="11pt" fo:font-weight="bold" officeooo:rsid="00db3e24" officeooo:paragraph-rsid="01a87f58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style:text-position="0% 100%" style:font-name="IBM Plex Mono" fo:font-size="11pt" fo:font-weight="bold" officeooo:rsid="01ab32ef" officeooo:paragraph-rsid="01ab32ef" fo:background-color="transparent" style:font-size-asian="11pt" style:font-weight-asian="bold" style:font-size-complex="11pt" style:font-weight-complex="bold"/>
    </style:style>
    <style:style style:name="P18" style:family="paragraph" style:parent-style-name="Preformatted_20_Text">
      <style:text-properties style:text-position="0% 100%" style:font-name="IBM Plex Mono" fo:font-size="11pt" fo:font-weight="normal" officeooo:rsid="018a1e38" officeooo:paragraph-rsid="018a1e38" fo:background-color="transparent" style:font-size-asian="11pt" style:font-weight-asian="normal" style:font-size-complex="11pt" style:font-weight-complex="normal"/>
    </style:style>
    <style:style style:name="P19" style:family="paragraph" style:parent-style-name="Preformatted_20_Text">
      <style:text-properties style:text-position="0% 100%" style:font-name="IBM Plex Mono" fo:font-size="10.5pt" fo:font-weight="normal" officeooo:rsid="01fe025c" officeooo:paragraph-rsid="021364d9" fo:background-color="transparent" style:font-size-asian="10.5pt" style:font-weight-asian="normal" style:font-size-complex="10.5pt" style:font-weight-complex="normal"/>
    </style:style>
    <style:style style:name="P20" style:family="paragraph" style:parent-style-name="Preformatted_20_Text">
      <style:text-properties style:text-position="0% 100%" style:font-name="IBM Plex Mono" fo:font-size="10.5pt" fo:font-weight="normal" officeooo:rsid="01fe025c" officeooo:paragraph-rsid="0212031c" fo:background-color="transparent" style:font-size-asian="10.5pt" style:font-weight-asian="normal" style:font-size-complex="10.5pt" style:font-weight-complex="normal"/>
    </style:style>
    <style:style style:name="P21" style:family="paragraph" style:parent-style-name="Standard">
      <style:text-properties style:text-position="0% 100%" style:font-name="IBM Plex Mono" fo:font-size="10.5pt" fo:font-weight="normal" officeooo:rsid="02688c02" officeooo:paragraph-rsid="0269f6ff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text-position="0% 100%" style:font-name="IBM Plex Mono" fo:font-size="10.5pt" fo:font-weight="normal" officeooo:rsid="02688c02" officeooo:paragraph-rsid="028be49c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>
      <style:text-properties style:text-position="0% 100%" style:font-name="IBM Plex Mono" fo:font-size="10.5pt" fo:font-weight="normal" officeooo:rsid="026a63c3" officeooo:paragraph-rsid="026a63c3" fo:background-color="transparent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text-position="0% 100%" style:font-name="IBM Plex Mono" fo:font-size="10.5pt" fo:font-weight="normal" officeooo:rsid="026a63c3" officeooo:paragraph-rsid="028be49c" fo:background-color="transparent" style:font-size-asian="10.5pt" style:font-weight-asian="normal" style:font-size-complex="10.5pt" style:font-weight-complex="normal"/>
    </style:style>
    <style:style style:name="P25" style:family="paragraph" style:parent-style-name="Preformatted_20_Text">
      <style:text-properties style:text-position="0% 100%" style:font-name="IBM Plex Mono" fo:font-size="10.5pt" fo:font-weight="normal" officeooo:rsid="022ebb64" officeooo:paragraph-rsid="024510a0" fo:background-color="transparent" style:font-size-asian="10.5pt" style:font-weight-asian="normal" style:font-size-complex="10.5pt" style:font-weight-complex="normal"/>
    </style:style>
    <style:style style:name="P26" style:family="paragraph" style:parent-style-name="Preformatted_20_Text">
      <style:text-properties style:text-position="0% 100%" style:font-name="IBM Plex Mono" fo:font-size="10.5pt" fo:font-weight="normal" officeooo:rsid="02249290" officeooo:paragraph-rsid="023a0504" fo:background-color="transparent" style:font-size-asian="10.5pt" style:font-weight-asian="normal" style:font-size-complex="10.5pt" style:font-weight-complex="normal"/>
    </style:style>
    <style:style style:name="P27" style:family="paragraph" style:parent-style-name="Preformatted_20_Text">
      <style:text-properties style:text-position="0% 100%" style:font-name="IBM Plex Mono" fo:font-size="10.5pt" fo:font-weight="normal" officeooo:rsid="0238a11b" officeooo:paragraph-rsid="023a0504" fo:background-color="transparent" style:font-size-asian="10.5pt" style:font-weight-asian="normal" style:font-size-complex="10.5pt" style:font-weight-complex="normal"/>
    </style:style>
    <style:style style:name="P28" style:family="paragraph" style:parent-style-name="Preformatted_20_Text">
      <style:text-properties style:text-position="0% 100%" style:font-name="IBM Plex Mono" fo:font-size="10.5pt" fo:font-weight="normal" officeooo:rsid="023dd933" officeooo:paragraph-rsid="023dd933" fo:background-color="transparent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text-position="0% 100%" style:font-name="IBM Plex Mono" fo:font-size="10.5pt" fo:font-weight="normal" officeooo:rsid="026f84ba" officeooo:paragraph-rsid="026f93dd" fo:background-color="transparent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text-position="0% 100%" style:font-name="IBM Plex Mono" fo:font-size="10.5pt" fo:font-weight="normal" officeooo:rsid="026f84ba" officeooo:paragraph-rsid="028be49c" fo:background-color="transparent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text-position="0% 100%" style:font-name="IBM Plex Mono" fo:font-size="10.5pt" fo:font-weight="normal" officeooo:rsid="02c48198" officeooo:paragraph-rsid="02c48198" fo:background-color="transparent" style:font-size-asian="9.14999961853027pt" style:font-weight-asian="normal" style:font-size-complex="10.5pt" style:font-weight-complex="normal"/>
    </style:style>
    <style:style style:name="P32" style:family="paragraph" style:parent-style-name="Preformatted_20_Text">
      <style:text-properties style:text-position="0% 100%" style:font-name="IBM Plex Mono" fo:font-size="10.5pt" fo:font-weight="normal" officeooo:rsid="00e053e9" officeooo:paragraph-rsid="01fe025c" fo:background-color="#ff0000" style:font-size-asian="10.5pt" style:font-weight-asian="normal" style:font-size-complex="10.5pt" style:font-weight-complex="normal"/>
    </style:style>
    <style:style style:name="P33" style:family="paragraph" style:parent-style-name="Standard">
      <style:text-properties style:text-position="0% 100%" style:font-name="IBM Plex Mono" fo:font-size="10.5pt" fo:font-weight="normal" officeooo:rsid="00b03891" officeooo:paragraph-rsid="01ab32ef" fo:background-color="#5eb91e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text-position="0% 100%" style:font-name="IBM Plex Mono" fo:font-size="10.5pt" fo:font-weight="normal" officeooo:rsid="02787d9b" officeooo:paragraph-rsid="027edeeb" fo:background-color="#5eb91e" style:font-size-asian="9.14999961853027pt" style:font-weight-asian="normal" style:font-size-complex="10.5pt" style:font-weight-complex="normal"/>
    </style:style>
    <style:style style:name="P35" style:family="paragraph" style:parent-style-name="Standard">
      <style:text-properties style:text-position="0% 100%" style:font-name="IBM Plex Mono" fo:font-size="10.5pt" fo:font-weight="normal" officeooo:rsid="02787d9b" officeooo:paragraph-rsid="028be49c" fo:background-color="#5eb91e" style:font-size-asian="9.14999961853027pt" style:font-weight-asian="normal" style:font-size-complex="10.5pt" style:font-weight-complex="normal"/>
    </style:style>
    <style:style style:name="P36" style:family="paragraph" style:parent-style-name="Standard">
      <style:text-properties style:text-position="0% 100%" style:font-name="IBM Plex Mono" fo:font-size="10.5pt" fo:font-weight="bold" officeooo:rsid="01b78054" officeooo:paragraph-rsid="025065ea" fo:background-color="transparent" style:font-size-asian="10.5pt" style:font-weight-asian="bold" style:font-size-complex="10.5pt" style:font-weight-complex="bold"/>
    </style:style>
    <style:style style:name="P37" style:family="paragraph" style:parent-style-name="Standard">
      <style:text-properties style:text-position="0% 100%" style:font-name="IBM Plex Mono" fo:font-size="10.5pt" fo:font-weight="bold" officeooo:rsid="025065ea" officeooo:paragraph-rsid="025760e4" fo:background-color="transparent" style:font-size-asian="10.5pt" style:font-weight-asian="bold" style:font-size-complex="10.5pt" style:font-weight-complex="bold"/>
    </style:style>
    <style:style style:name="P38" style:family="paragraph" style:parent-style-name="Standard">
      <style:text-properties style:text-position="0% 100%" style:font-name="IBM Plex Mono" fo:font-size="10.5pt" fo:font-weight="bold" officeooo:rsid="025fca1c" officeooo:paragraph-rsid="02616dee" fo:background-color="transparent" style:font-size-asian="10.5pt" style:font-weight-asian="bold" style:font-size-complex="10.5pt" style:font-weight-complex="bold"/>
    </style:style>
    <style:style style:name="P39" style:family="paragraph" style:parent-style-name="Preformatted_20_Text">
      <style:text-properties fo:font-weight="normal" officeooo:rsid="01bbec92" officeooo:paragraph-rsid="01bbec92" style:font-weight-asian="normal" style:font-weight-complex="normal"/>
    </style:style>
    <style:style style:name="P40" style:family="paragraph" style:parent-style-name="Header">
      <style:text-properties fo:color="#cccccc" loext:opacity="100%" officeooo:rsid="015a3f84" officeooo:paragraph-rsid="015a3f84" fo:background-color="#ffffff"/>
    </style:style>
    <style:style style:name="P41" style:family="paragraph" style:parent-style-name="Preformatted_20_Text">
      <style:text-properties fo:font-weight="normal" officeooo:rsid="01bbec92" officeooo:paragraph-rsid="01bbec92" style:font-weight-asian="normal" style:font-weight-complex="normal"/>
    </style:style>
    <style:style style:name="P42" style:family="paragraph" style:parent-style-name="Standard">
      <style:text-properties style:text-position="0% 100%" style:font-name="IBM Plex Mono" fo:font-size="10.5pt" fo:font-weight="normal" officeooo:rsid="01ac256c" officeooo:paragraph-rsid="028be49c" fo:background-color="transparent" style:font-size-asian="9.14999961853027pt" style:font-weight-asian="normal" style:font-size-complex="10.5pt" style:font-weight-complex="normal"/>
    </style:style>
    <style:style style:name="P43" style:family="paragraph" style:parent-style-name="Standard">
      <style:text-properties style:text-position="0% 100%" style:font-name="IBM Plex Mono" fo:font-size="11pt" fo:font-weight="bold" officeooo:rsid="006a339d" officeooo:paragraph-rsid="01753c46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text-properties style:text-position="0% 100%" style:font-name="IBM Plex Mono" fo:font-size="11pt" fo:font-weight="bold" officeooo:rsid="006a339d" officeooo:paragraph-rsid="017afa1f" style:font-size-asian="11pt" style:font-weight-asian="bold" style:font-size-complex="11pt" style:font-weight-complex="bold"/>
    </style:style>
    <style:style style:name="P45" style:family="paragraph" style:parent-style-name="Standard">
      <style:text-properties style:text-position="0% 100%" style:font-name="IBM Plex Mono" fo:font-size="11pt" fo:font-weight="bold" officeooo:rsid="006a339d" officeooo:paragraph-rsid="01ab32ef" fo:background-color="#5eb91e" style:font-size-asian="11pt" style:font-weight-asian="bold" style:font-size-complex="11pt" style:font-weight-complex="bold"/>
    </style:style>
    <style:style style:name="T1" style:family="text">
      <style:text-properties officeooo:rsid="001d36e2"/>
    </style:style>
    <style:style style:name="T2" style:family="text">
      <style:text-properties officeooo:rsid="00240b8f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fo:font-weight="normal" officeooo:rsid="01672462" style:font-weight-asian="normal" style:font-weight-complex="normal"/>
    </style:style>
    <style:style style:name="T6" style:family="text">
      <style:text-properties style:text-position="sub 58%" fo:font-weight="normal" officeooo:rsid="018d8cb7" style:font-weight-asian="normal" style:font-weight-complex="normal"/>
    </style:style>
    <style:style style:name="T7" style:family="text">
      <style:text-properties style:text-position="sub 58%" fo:font-weight="normal" officeooo:rsid="018918b1" style:font-weight-asian="normal" style:font-weight-complex="normal"/>
    </style:style>
    <style:style style:name="T8" style:family="text">
      <style:text-properties style:text-position="sub 58%" fo:font-weight="normal" officeooo:rsid="018c6baf" style:font-weight-asian="normal" style:font-weight-complex="normal"/>
    </style:style>
    <style:style style:name="T9" style:family="text">
      <style:text-properties style:text-position="sub 58%" fo:font-weight="normal" officeooo:rsid="01a87f58" style:font-weight-asian="normal" style:font-weight-complex="normal"/>
    </style:style>
    <style:style style:name="T10" style:family="text">
      <style:text-properties style:text-position="sub 58%" fo:font-weight="normal" officeooo:rsid="01b88119" style:font-weight-asian="normal" style:font-weight-complex="normal"/>
    </style:style>
    <style:style style:name="T11" style:family="text">
      <style:text-properties style:text-position="sub 58%" fo:font-weight="normal" officeooo:rsid="01bb673e" style:font-weight-asian="normal" style:font-weight-complex="normal"/>
    </style:style>
    <style:style style:name="T12" style:family="text">
      <style:text-properties style:text-position="sub 58%" fo:font-weight="normal" officeooo:rsid="01f8bd1f" style:font-weight-asian="normal" style:font-weight-complex="normal"/>
    </style:style>
    <style:style style:name="T13" style:family="text">
      <style:text-properties style:text-position="sub 58%" fo:font-weight="normal" officeooo:rsid="025cac3f" style:font-weight-asian="normal" style:font-weight-complex="normal"/>
    </style:style>
    <style:style style:name="T14" style:family="text">
      <style:text-properties style:text-position="sub 58%" fo:font-weight="normal" officeooo:rsid="00e053e9" style:font-weight-asian="normal" style:font-weight-complex="normal"/>
    </style:style>
    <style:style style:name="T15" style:family="text">
      <style:text-properties style:text-position="sub 58%" fo:font-weight="normal" officeooo:rsid="021d428a" style:font-weight-asian="normal" style:font-weight-complex="normal"/>
    </style:style>
    <style:style style:name="T16" style:family="text">
      <style:text-properties style:text-position="sub 58%" fo:font-weight="normal" officeooo:rsid="01fe025c" style:font-weight-asian="normal" style:font-weight-complex="normal"/>
    </style:style>
    <style:style style:name="T17" style:family="text">
      <style:text-properties style:text-position="sub 58%" fo:font-weight="normal" officeooo:rsid="02616dee" style:font-weight-asian="normal" style:font-weight-complex="normal"/>
    </style:style>
    <style:style style:name="T18" style:family="text">
      <style:text-properties style:text-position="sub 58%" fo:font-weight="normal" officeooo:rsid="02b8a190" style:font-weight-asian="normal" style:font-weight-complex="normal"/>
    </style:style>
    <style:style style:name="T19" style:family="text">
      <style:text-properties style:text-position="sub 58%" fo:font-weight="normal" officeooo:rsid="02ba9517" style:font-weight-asian="normal" style:font-weight-complex="normal"/>
    </style:style>
    <style:style style:name="T20" style:family="text">
      <style:text-properties style:text-position="sub 58%" officeooo:rsid="01672462"/>
    </style:style>
    <style:style style:name="T21" style:family="text">
      <style:text-properties style:text-position="sub 58%" officeooo:rsid="018918b1"/>
    </style:style>
    <style:style style:name="T22" style:family="text">
      <style:text-properties style:text-position="sub 58%" officeooo:rsid="008e73b3"/>
    </style:style>
    <style:style style:name="T23" style:family="text">
      <style:text-properties style:text-position="sub 58%" officeooo:rsid="00dfba86"/>
    </style:style>
    <style:style style:name="T24" style:family="text">
      <style:text-properties style:text-position="sub 58%" officeooo:rsid="01016930"/>
    </style:style>
    <style:style style:name="T25" style:family="text">
      <style:text-properties style:text-position="sub 58%" officeooo:rsid="021d428a"/>
    </style:style>
    <style:style style:name="T26" style:family="text">
      <style:text-properties style:text-position="sub 58%" officeooo:rsid="02339f3a"/>
    </style:style>
    <style:style style:name="T27" style:family="text">
      <style:text-properties style:text-position="sub 58%" officeooo:rsid="02356237"/>
    </style:style>
    <style:style style:name="T28" style:family="text">
      <style:text-properties style:text-position="sub 58%" officeooo:rsid="023a0504"/>
    </style:style>
    <style:style style:name="T29" style:family="text">
      <style:text-properties style:text-position="sub 58%" officeooo:rsid="023b6880"/>
    </style:style>
    <style:style style:name="T30" style:family="text">
      <style:text-properties style:text-position="sub 58%" officeooo:rsid="023faf71"/>
    </style:style>
    <style:style style:name="T31" style:family="text">
      <style:text-properties style:text-position="sub 58%" officeooo:rsid="024510a0"/>
    </style:style>
    <style:style style:name="T32" style:family="text">
      <style:text-properties style:text-position="sub 58%" officeooo:rsid="0269f6ff"/>
    </style:style>
    <style:style style:name="T33" style:family="text">
      <style:text-properties style:text-position="sub 58%" officeooo:rsid="025cac3f"/>
    </style:style>
    <style:style style:name="T34" style:family="text">
      <style:text-properties style:text-position="sub 58%" officeooo:rsid="02767ceb"/>
    </style:style>
    <style:style style:name="T35" style:family="text">
      <style:text-properties style:text-position="sub 58%" fo:background-color="transparent" loext:char-shading-value="0"/>
    </style:style>
    <style:style style:name="T36" style:family="text">
      <style:text-properties style:text-position="sub 58%" officeooo:rsid="02804ad5" fo:background-color="transparent" loext:char-shading-value="0" style:font-size-asian="10.5pt"/>
    </style:style>
    <style:style style:name="T37" style:family="text">
      <style:text-properties style:text-position="sub 58%" officeooo:rsid="00dfba86" fo:background-color="transparent" loext:char-shading-value="0" style:font-size-asian="10.5pt"/>
    </style:style>
    <style:style style:name="T38" style:family="text">
      <style:text-properties style:text-position="sub 58%" officeooo:rsid="02804ad5" fo:background-color="transparent" loext:char-shading-value="0"/>
    </style:style>
    <style:style style:name="T39" style:family="text">
      <style:text-properties style:text-position="sub 58%" officeooo:rsid="02804ad5"/>
    </style:style>
    <style:style style:name="T40" style:family="text">
      <style:text-properties style:text-position="sub 58%" officeooo:rsid="0282d06b"/>
    </style:style>
    <style:style style:name="T41" style:family="text">
      <style:text-properties style:text-position="sub 58%" officeooo:rsid="02bd0206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weight="normal" officeooo:rsid="01672462" style:font-weight-asian="normal" style:font-weight-complex="normal"/>
    </style:style>
    <style:style style:name="T44" style:family="text">
      <style:text-properties style:text-position="0% 100%" fo:font-weight="normal" officeooo:rsid="00dfba86" style:font-weight-asian="normal" style:font-weight-complex="normal"/>
    </style:style>
    <style:style style:name="T45" style:family="text">
      <style:text-properties style:text-position="0% 100%" fo:font-weight="normal" officeooo:rsid="018918b1" style:font-weight-asian="normal" style:font-weight-complex="normal"/>
    </style:style>
    <style:style style:name="T46" style:family="text">
      <style:text-properties style:text-position="0% 100%" fo:font-weight="normal" officeooo:rsid="01a87f58" style:font-weight-asian="normal" style:font-weight-complex="normal"/>
    </style:style>
    <style:style style:name="T47" style:family="text">
      <style:text-properties style:text-position="0% 100%" fo:font-size="10pt" fo:font-weight="normal" officeooo:rsid="00e053e9" style:font-size-asian="10pt" style:font-weight-asian="normal" style:font-size-complex="10pt" style:font-weight-complex="normal"/>
    </style:style>
    <style:style style:name="T48" style:family="text">
      <style:text-properties style:text-position="0% 100%" fo:font-size="10pt" fo:font-weight="normal" officeooo:rsid="018918b1" style:font-size-asian="10pt" style:font-weight-asian="normal" style:font-size-complex="10pt" style:font-weight-complex="normal"/>
    </style:style>
    <style:style style:name="T49" style:family="text">
      <style:text-properties style:text-position="0% 100%" style:font-name="IBM Plex Mono" fo:font-size="11pt" fo:font-weight="bold" officeooo:rsid="01ab32ef" fo:background-color="transparent" loext:char-shading-value="0" style:font-size-asian="11pt" style:font-weight-asian="bold" style:font-size-complex="11pt" style:font-weight-complex="bold"/>
    </style:style>
    <style:style style:name="T50" style:family="text">
      <style:text-properties style:text-position="0% 100%" style:font-name="IBM Plex Mono" fo:font-size="11pt" fo:font-weight="bold" officeooo:rsid="00240b8f" fo:background-color="transparent" loext:char-shading-value="0" style:font-size-asian="11pt" style:font-weight-asian="bold" style:font-size-complex="11pt" style:font-weight-complex="bold"/>
    </style:style>
    <style:style style:name="T51" style:family="text">
      <style:text-properties style:text-position="0% 100%" style:font-name="IBM Plex Mono" fo:font-size="11pt" fo:font-weight="bold" officeooo:rsid="01ac256c" fo:background-color="transparent" loext:char-shading-value="0" style:font-size-asian="11pt" style:font-weight-asian="bold" style:font-size-complex="11pt" style:font-weight-complex="bold"/>
    </style:style>
    <style:style style:name="T52" style:family="text">
      <style:text-properties style:text-position="0% 100%" officeooo:rsid="00e053e9" fo:background-color="transparent" loext:char-shading-value="0"/>
    </style:style>
    <style:style style:name="T53" style:family="text">
      <style:text-properties style:text-position="0% 100%" officeooo:rsid="01753c46" fo:background-color="transparent" loext:char-shading-value="0"/>
    </style:style>
    <style:style style:name="T54" style:family="text">
      <style:text-properties style:text-position="0% 100%" officeooo:rsid="01672462"/>
    </style:style>
    <style:style style:name="T55" style:family="text">
      <style:text-properties style:text-position="0% 100%" officeooo:rsid="018918b1"/>
    </style:style>
    <style:style style:name="T56" style:family="text">
      <style:text-properties style:text-position="0% 100%" officeooo:rsid="008e73b3"/>
    </style:style>
    <style:style style:name="T57" style:family="text">
      <style:text-properties style:text-position="0% 100%" officeooo:rsid="00901e38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e053e9" fo:background-color="transparent" loext:char-shading-value="0"/>
    </style:style>
    <style:style style:name="T60" style:family="text">
      <style:text-properties officeooo:rsid="01753c46" fo:background-color="transparent" loext:char-shading-value="0"/>
    </style:style>
    <style:style style:name="T61" style:family="text">
      <style:text-properties officeooo:rsid="00240b8f" fo:background-color="transparent" loext:char-shading-value="0"/>
    </style:style>
    <style:style style:name="T62" style:family="text">
      <style:text-properties officeooo:rsid="001d36e2" fo:background-color="transparent" loext:char-shading-value="0"/>
    </style:style>
    <style:style style:name="T63" style:family="text">
      <style:text-properties officeooo:rsid="0171365c" fo:background-color="transparent" loext:char-shading-value="0"/>
    </style:style>
    <style:style style:name="T64" style:family="text">
      <style:text-properties officeooo:rsid="0178f5a3" fo:background-color="transparent" loext:char-shading-value="0"/>
    </style:style>
    <style:style style:name="T65" style:family="text">
      <style:text-properties officeooo:rsid="017afa1f" fo:background-color="transparent" loext:char-shading-value="0"/>
    </style:style>
    <style:style style:name="T66" style:family="text">
      <style:text-properties officeooo:rsid="0180946a" fo:background-color="transparent" loext:char-shading-value="0"/>
    </style:style>
    <style:style style:name="T67" style:family="text">
      <style:text-properties officeooo:rsid="01ab32ef" fo:background-color="transparent" loext:char-shading-value="0"/>
    </style:style>
    <style:style style:name="T68" style:family="text">
      <style:text-properties officeooo:rsid="01ac256c" fo:background-color="transparent" loext:char-shading-value="0"/>
    </style:style>
    <style:style style:name="T69" style:family="text">
      <style:text-properties officeooo:rsid="00dfba86" fo:background-color="transparent" loext:char-shading-value="0" style:font-size-asian="10.5pt"/>
    </style:style>
    <style:style style:name="T70" style:family="text">
      <style:text-properties officeooo:rsid="027edeeb" fo:background-color="transparent" loext:char-shading-value="0" style:font-size-asian="10.5pt"/>
    </style:style>
    <style:style style:name="T71" style:family="text">
      <style:text-properties officeooo:rsid="027edeeb" fo:background-color="transparent" loext:char-shading-value="0"/>
    </style:style>
    <style:style style:name="T72" style:family="text">
      <style:text-properties officeooo:rsid="00b375b7"/>
    </style:style>
    <style:style style:name="T73" style:family="text">
      <style:text-properties officeooo:rsid="00b4b1bc"/>
    </style:style>
    <style:style style:name="T74" style:family="text">
      <style:text-properties officeooo:rsid="00fbd49a"/>
    </style:style>
    <style:style style:name="T75" style:family="text">
      <style:text-properties officeooo:rsid="013c354a"/>
    </style:style>
    <style:style style:name="T76" style:family="text">
      <style:text-properties officeooo:rsid="0171365c"/>
    </style:style>
    <style:style style:name="T77" style:family="text">
      <style:text-properties officeooo:rsid="01727bea"/>
    </style:style>
    <style:style style:name="T78" style:family="text">
      <style:text-properties officeooo:rsid="01753c46"/>
    </style:style>
    <style:style style:name="T79" style:family="text">
      <style:text-properties officeooo:rsid="017afa1f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1689b36" style:font-weight-asian="normal" style:font-weight-complex="normal"/>
    </style:style>
    <style:style style:name="T82" style:family="text">
      <style:text-properties fo:font-weight="normal" officeooo:rsid="014d6776" style:font-weight-asian="normal" style:font-weight-complex="normal"/>
    </style:style>
    <style:style style:name="T83" style:family="text">
      <style:text-properties fo:font-weight="normal" officeooo:rsid="001d36e2" style:font-weight-asian="normal" style:font-weight-complex="normal"/>
    </style:style>
    <style:style style:name="T84" style:family="text">
      <style:text-properties fo:font-weight="normal" officeooo:rsid="00dc6fb7" style:font-weight-asian="normal" style:font-weight-complex="normal"/>
    </style:style>
    <style:style style:name="T85" style:family="text">
      <style:text-properties fo:font-weight="normal" officeooo:rsid="016a7140" style:font-weight-asian="normal" style:font-weight-complex="normal"/>
    </style:style>
    <style:style style:name="T86" style:family="text">
      <style:text-properties fo:font-weight="normal" officeooo:rsid="00e053e9" style:font-weight-asian="normal" style:font-weight-complex="normal"/>
    </style:style>
    <style:style style:name="T87" style:family="text">
      <style:text-properties fo:font-weight="normal" officeooo:rsid="01b88119" style:font-weight-asian="normal" style:font-weight-complex="normal"/>
    </style:style>
    <style:style style:name="T88" style:family="text">
      <style:text-properties fo:font-weight="normal" officeooo:rsid="023b6880" style:font-weight-asian="normal" style:font-weight-complex="normal"/>
    </style:style>
    <style:style style:name="T89" style:family="text">
      <style:text-properties fo:font-weight="normal" officeooo:rsid="02588740" style:font-weight-asian="normal" style:font-weight-complex="normal"/>
    </style:style>
    <style:style style:name="T90" style:family="text">
      <style:text-properties fo:font-weight="normal" officeooo:rsid="01fe025c" style:font-weight-asian="normal" style:font-weight-complex="normal"/>
    </style:style>
    <style:style style:name="T91" style:family="text">
      <style:text-properties fo:font-weight="normal" officeooo:rsid="008e73b3" style:font-weight-asian="normal" style:font-weight-complex="normal"/>
    </style:style>
    <style:style style:name="T92" style:family="text">
      <style:text-properties fo:font-weight="normal" officeooo:rsid="025cac3f" style:font-weight-asian="normal" style:font-weight-complex="normal"/>
    </style:style>
    <style:style style:name="T93" style:family="text">
      <style:text-properties fo:font-weight="normal" officeooo:rsid="02616dee" style:font-weight-asian="normal" style:font-weight-complex="normal"/>
    </style:style>
    <style:style style:name="T94" style:family="text">
      <style:text-properties officeooo:rsid="0180946a"/>
    </style:style>
    <style:style style:name="T95" style:family="text">
      <style:text-properties officeooo:rsid="00e053e9"/>
    </style:style>
    <style:style style:name="T96" style:family="text">
      <style:text-properties officeooo:rsid="01a2dbf6"/>
    </style:style>
    <style:style style:name="T97" style:family="text">
      <style:text-properties officeooo:rsid="01bbec92"/>
    </style:style>
    <style:style style:name="T98" style:family="text">
      <style:text-properties officeooo:rsid="01d6ce93"/>
    </style:style>
    <style:style style:name="T99" style:family="text">
      <style:text-properties officeooo:rsid="01decea0"/>
    </style:style>
    <style:style style:name="T100" style:family="text">
      <style:text-properties officeooo:rsid="01e831ef"/>
    </style:style>
    <style:style style:name="T101" style:family="text">
      <style:text-properties officeooo:rsid="01ebd521"/>
    </style:style>
    <style:style style:name="T102" style:family="text">
      <style:text-properties officeooo:rsid="01ef2c77"/>
    </style:style>
    <style:style style:name="T103" style:family="text">
      <style:text-properties officeooo:rsid="01f0ce08"/>
    </style:style>
    <style:style style:name="T104" style:family="text">
      <style:text-properties officeooo:rsid="01f1280a"/>
    </style:style>
    <style:style style:name="T105" style:family="text">
      <style:text-properties officeooo:rsid="01f212f8"/>
    </style:style>
    <style:style style:name="T106" style:family="text">
      <style:text-properties officeooo:rsid="008e73b3"/>
    </style:style>
    <style:style style:name="T107" style:family="text">
      <style:text-properties officeooo:rsid="00901e38"/>
    </style:style>
    <style:style style:name="T108" style:family="text">
      <style:text-properties officeooo:rsid="01672462"/>
    </style:style>
    <style:style style:name="T109" style:family="text">
      <style:text-properties officeooo:rsid="00dfba86"/>
    </style:style>
    <style:style style:name="T110" style:family="text">
      <style:text-properties officeooo:rsid="020ca2c1"/>
    </style:style>
    <style:style style:name="T111" style:family="text">
      <style:text-properties officeooo:rsid="020cdfe2"/>
    </style:style>
    <style:style style:name="T112" style:family="text">
      <style:text-properties officeooo:rsid="020d74f4"/>
    </style:style>
    <style:style style:name="T113" style:family="text">
      <style:text-properties officeooo:rsid="02356237"/>
    </style:style>
    <style:style style:name="T114" style:family="text">
      <style:text-properties officeooo:rsid="023a0504"/>
    </style:style>
    <style:style style:name="T115" style:family="text">
      <style:text-properties officeooo:rsid="023b6880"/>
    </style:style>
    <style:style style:name="T116" style:family="text">
      <style:text-properties officeooo:rsid="023faf71"/>
    </style:style>
    <style:style style:name="T117" style:family="text">
      <style:text-properties officeooo:rsid="024510a0"/>
    </style:style>
    <style:style style:name="T118" style:family="text">
      <style:text-properties officeooo:rsid="0269f6ff"/>
    </style:style>
    <style:style style:name="T119" style:family="text">
      <style:text-properties officeooo:rsid="026a63c3"/>
    </style:style>
    <style:style style:name="T120" style:family="text">
      <style:text-properties officeooo:rsid="026cb1e8"/>
    </style:style>
    <style:style style:name="T121" style:family="text">
      <style:text-properties officeooo:rsid="02767ceb"/>
    </style:style>
    <style:style style:name="T122" style:family="text">
      <style:text-properties officeooo:rsid="0277ade1"/>
    </style:style>
    <style:style style:name="T123" style:family="text">
      <style:text-properties fo:font-size="11pt" officeooo:rsid="00e053e9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7">1</text:span><text:span text:style-name="T2">. <text:s/></text:span><text:span text:style-name="T1">Give </text:span><text:span text:style-name="T76">ids</text:span><text:span text:style-name="T1"> </text:span><text:span text:style-name="T76">of clients who visited every website owned by Ving</text:span><text:span text:style-name="T94"> <text:s text:c="4"/></text:span><text:span text:style-name="T78">(tuple calculus using </text:span><text:span text:style-name="T52">∀</text:span><text:span text:style-name="T53">)</text:span></text:p>
      <text:p text:style-name="P13"/>
      <text:p text:style-name="P6"><text:span text:style-name="T72">{</text:span><text:span text:style-name="T74">x.</text:span><text:span text:style-name="T104">client</text:span><text:span text:style-name="T100"> </text:span><text:span text:style-name="T72">| </text:span><text:span text:style-name="T75">Visits(</text:span><text:span text:style-name="T104">x</text:span><text:span text:style-name="T75">) </text:span><text:span text:style-name="T105">AND </text:span><text:span text:style-name="T103">Page(y) AND </text:span><text:span text:style-name="T101">(</text:span><text:span text:style-name="T95">∀</text:span><text:span text:style-name="T110">y</text:span><text:span text:style-name="T101">)</text:span><text:span text:style-name="T98">(</text:span><text:span text:style-name="T104">y.owner=’Ving’ AND </text:span><text:span text:style-name="T111">x</text:span><text:span text:style-name="T102">.</text:span><text:span text:style-name="T112">page</text:span><text:span text:style-name="T102">=</text:span><text:span text:style-name="T111">y</text:span><text:span text:style-name="T99">.</text:span><text:span text:style-name="T112">id</text:span><text:span text:style-name="T96">)</text:span><text:span text:style-name="T73">}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78">2</text:span><text:span text:style-name="T2">. <text:s/></text:span><text:span text:style-name="T1">Give </text:span><text:span text:style-name="T76">ids</text:span><text:span text:style-name="T1"> </text:span><text:span text:style-name="T76">of clients who visited every website owned by Ving</text:span><text:span text:style-name="T78"> </text:span><text:span text:style-name="T94"><text:s text:c="4"/></text:span><text:span text:style-name="T78">(tuple calculus using </text:span><text:span text:style-name="T95">¬∃</text:span><text:span text:style-name="T78">)</text:span></text:p>
      <text:p text:style-name="P18"/>
      <text:p text:style-name="P7"><text:span text:style-name="T72">{</text:span><text:span text:style-name="T74">x.</text:span><text:span text:style-name="T104">client</text:span><text:span text:style-name="T100"> </text:span><text:span text:style-name="T72">| </text:span><text:span text:style-name="T75">Visits(</text:span><text:span text:style-name="T104">x</text:span><text:span text:style-name="T75">) </text:span><text:span text:style-name="T105">AND </text:span><text:span text:style-name="T103">Page(y) AND </text:span><text:span text:style-name="T101">(</text:span><text:span text:style-name="T123">¬∃</text:span><text:span text:style-name="T110">y</text:span><text:span text:style-name="T101">)</text:span><text:span text:style-name="T98">(</text:span><text:span text:style-name="T104">y.owner!=’Ving’ AND </text:span><text:span text:style-name="T111">x</text:span><text:span text:style-name="T102">.</text:span><text:span text:style-name="T112">page!</text:span><text:span text:style-name="T102">=</text:span><text:span text:style-name="T111">y</text:span><text:span text:style-name="T99">.</text:span><text:span text:style-name="T112">id</text:span><text:span text:style-name="T96">)</text:span><text:span text:style-name="T73">}</text:span></text:p>
      <text:p text:style-name="P5"/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78">3</text:span><text:span text:style-name="T2">. <text:s/></text:span><text:span text:style-name="T1">Give </text:span><text:span text:style-name="T76">ids</text:span><text:span text:style-name="T1"> </text:span><text:span text:style-name="T76">of clients who visited every website owned by Ving</text:span><text:span text:style-name="T78"> </text:span><text:span text:style-name="T94"><text:s text:c="4"/></text:span><text:span text:style-name="T78">(</text:span><text:span text:style-name="T79">basic </text:span><text:span text:style-name="T78">relational algebra including </text:span><text:span text:style-name="T95">÷</text:span><text:span text:style-name="T78">)</text:span></text:p>
      <text:p text:style-name="P10"/>
      <text:p text:style-name="P3"><text:span text:style-name="T54">R</text:span><text:span text:style-name="T20">1 </text:span><text:span text:style-name="T54">:=</text:span><text:span text:style-name="T55"> </text:span><text:span text:style-name="T42">π</text:span><text:span text:style-name="T21">id</text:span><text:span text:style-name="T55">(</text:span><text:span text:style-name="T42">σ</text:span><text:span text:style-name="T22">owner=’Ving’</text:span><text:span text:style-name="T56">(</text:span><text:span text:style-name="T57">Page</text:span><text:span text:style-name="T56">)</text:span><text:span text:style-name="T55">)</text:span></text:p>
      <text:p text:style-name="P2"><text:span text:style-name="T43">R</text:span><text:span text:style-name="T5">2</text:span><text:span text:style-name="T43"> :=</text:span><text:span text:style-name="T46"> </text:span><text:span text:style-name="T43">ρ</text:span><text:span text:style-name="T6">S</text:span><text:span text:style-name="T7">(</text:span><text:span text:style-name="T18">page</text:span><text:span text:style-name="T8">=</text:span><text:span text:style-name="T7">id)</text:span><text:span text:style-name="T46">(</text:span><text:span text:style-name="T43">V</text:span><text:span text:style-name="T44">isits</text:span><text:span text:style-name="T46">)</text:span><text:span text:style-name="T45"> </text:span><text:span text:style-name="T47">÷</text:span><text:span text:style-name="T48"> </text:span><text:span text:style-name="T43">R</text:span><text:span text:style-name="T5">1</text:span></text:p>
      <text:p text:style-name="P16"><text:span text:style-name="T81">R</text:span><text:span text:style-name="T9">4</text:span><text:span text:style-name="T81"> :=</text:span><text:span text:style-name="T82"> </text:span><text:span text:style-name="T83">π</text:span><text:span text:style-name="T19">client</text:span><text:span text:style-name="T84">(</text:span><text:span text:style-name="T85">R</text:span><text:span text:style-name="T12">2</text:span><text:span text:style-name="T86">)</text:span></text:p>
      <text:p text:style-name="P31"/>
      <text:p text:style-name="P9"/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pan text:style-name="T64"/></text:p>
      <text:p text:style-name="P11"><text:soft-page-break/><text:span text:style-name="T64">5</text:span><text:span text:style-name="T61">. <text:s/></text:span><text:span text:style-name="T62">Give </text:span><text:span text:style-name="T63">ids</text:span><text:span text:style-name="T62"> </text:span><text:span text:style-name="T63">of clients who visited every website owned by Ving</text:span><text:span text:style-name="T60"> </text:span><text:span text:style-name="T66"><text:s text:c="2"/></text:span><text:span text:style-name="T60">(</text:span><text:span text:style-name="T65">extended </text:span><text:span text:style-name="T60">relational algebra </text:span><text:span text:style-name="T65">using</text:span><text:span text:style-name="T60"> </text:span><text:span text:style-name="T59">γ</text:span><text:span text:style-name="T60">)</text:span></text:p>
      <text:p text:style-name="P32"/>
      <text:p text:style-name="P20">R<text:span text:style-name="T3">1 </text:span>:= <text:span text:style-name="T1">σ</text:span><text:span text:style-name="T22">owner=’Ving’</text:span><text:span text:style-name="T106">(</text:span><text:span text:style-name="T107">Page</text:span><text:span text:style-name="T106">)</text:span></text:p>
      <text:p text:style-name="P25">R<text:span text:style-name="T3">2 </text:span>:= <text:span text:style-name="T1">π</text:span><text:span text:style-name="T31">vingpages</text:span><text:span text:style-name="T117">(</text:span><text:span text:style-name="T95">γ</text:span><text:span text:style-name="T25">Count(</text:span><text:span text:style-name="T3">id</text:span><text:span text:style-name="T25">) → </text:span><text:span text:style-name="T3">vingpages </text:span>(<text:span text:style-name="T1">π</text:span><text:span text:style-name="T27">id</text:span><text:span text:style-name="T113">(</text:span>R<text:span text:style-name="T3">1</text:span><text:span text:style-name="T113">)</text:span>)<text:span text:style-name="T117">)</text:span></text:p>
      <text:p text:style-name="P26">R<text:span text:style-name="T26">3</text:span><text:span text:style-name="T3"> </text:span>:= δ<text:span text:style-name="T28">(client,page)</text:span><text:span text:style-name="T114">(</text:span><text:span text:style-name="T108">V</text:span><text:span text:style-name="T109">isits⋈</text:span><text:span text:style-name="T23">Visits.page</text:span><text:span text:style-name="T24">=</text:span><text:span text:style-name="T23">Page.id</text:span><text:span text:style-name="T108">(R</text:span><text:span text:style-name="T20">1</text:span><text:span text:style-name="T108">)</text:span><text:span text:style-name="T114">)</text:span></text:p>
      <text:p text:style-name="P27"><text:span text:style-name="T108">R</text:span><text:span text:style-name="T3">4 </text:span>:= <text:span text:style-name="T95">γ</text:span><text:span text:style-name="T25">Count(</text:span><text:span text:style-name="T29">client</text:span><text:span text:style-name="T25">)-&gt; </text:span><text:span text:style-name="T41">visit</text:span><text:span text:style-name="T29">count</text:span><text:span text:style-name="T115">(R</text:span><text:span text:style-name="T29">3</text:span><text:span text:style-name="T115">)</text:span></text:p>
      <text:p text:style-name="P28"><text:span text:style-name="T115">R</text:span><text:span text:style-name="T3">5 </text:span>:= <text:span text:style-name="T1">π</text:span><text:span text:style-name="T3">client</text:span>(<text:span text:style-name="T1">σ</text:span><text:span text:style-name="T41">visitcount</text:span><text:span text:style-name="T3">=vingpages</text:span>(<text:span text:style-name="T116">R</text:span><text:span text:style-name="T30">3</text:span>×R<text:span text:style-name="T3">4</text:span>))</text:p>
      <text:p text:style-name="P19"/>
      <text:p text:style-name="P4"/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pan text:style-name="T49"/></text:p>
      <text:p text:style-name="P39"><text:soft-page-break/><text:span text:style-name="T49">6</text:span><text:span text:style-name="T50">. <text:s/></text:span><text:span text:style-name="T51">Owners with more than 10 pages (extended relational algebra)</text:span></text:p>
      <text:p text:style-name="P8"/>
      <text:p text:style-name="P36"><text:span text:style-name="T83">R</text:span><text:span text:style-name="T11">1</text:span><text:span text:style-name="T10"> </text:span><text:span text:style-name="T87">:= </text:span><text:span text:style-name="T86">γ</text:span><text:span text:style-name="T13">owner</text:span><text:span text:style-name="T14">,</text:span><text:span text:style-name="T15">Count(</text:span><text:span text:style-name="T13">id</text:span><text:span text:style-name="T15">)-&gt;</text:span><text:span text:style-name="T13">numpages</text:span><text:span text:style-name="T88">(</text:span><text:span text:style-name="T89">Page</text:span><text:span text:style-name="T88">)</text:span></text:p>
      <text:p text:style-name="P37"><text:span text:style-name="T88">R</text:span><text:span text:style-name="T4">2</text:span><text:span text:style-name="T16"> </text:span><text:span text:style-name="T90">:= </text:span><text:span text:style-name="T83">σ</text:span><text:span text:style-name="T13">numpages&gt;10</text:span><text:span text:style-name="T91">(</text:span><text:span text:style-name="T92">R</text:span><text:span text:style-name="T13">1</text:span><text:span text:style-name="T91">)</text:span></text:p>
      <text:p text:style-name="P38"><text:span text:style-name="T91">R</text:span><text:span text:style-name="T4">3 </text:span><text:span text:style-name="T80">:= </text:span><text:span text:style-name="T83">π</text:span><text:span text:style-name="T17">owner</text:span><text:span text:style-name="T93">(R</text:span><text:span text:style-name="T17">2</text:span><text:span text:style-name="T93">)</text:span></text:p>
      <text:p text:style-name="P17"/>
      <text:p text:style-name="P17"/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oft-page-break/><text:span text:style-name="T67">7</text:span><text:span text:style-name="T61">. <text:s/></text:span><text:span text:style-name="T68">Give the owner and total number of visits to pages owned by the owner for each owner and rank from most popular to least popular (extended algebra)</text:span></text:p>
      <text:p text:style-name="P15"/>
      <text:p text:style-name="P34"><text:span text:style-name="T68">R</text:span><text:span text:style-name="T38">1</text:span><text:span text:style-name="T35"> </text:span><text:span text:style-name="T58">:= </text:span><text:span text:style-name="T71">Page</text:span><text:span text:style-name="T69">⋈</text:span><text:span text:style-name="T36">Page.id=Visits.page</text:span><text:span text:style-name="T70">Visits</text:span></text:p>
      <text:p text:style-name="P29"><text:span text:style-name="T118">R</text:span><text:span text:style-name="T39">2</text:span><text:span text:style-name="T3"> </text:span>:= <text:span text:style-name="T95">γ</text:span><text:span text:style-name="T33">owner,</text:span><text:span text:style-name="T34">Count(</text:span><text:span text:style-name="T40">timestamp,client</text:span><text:span text:style-name="T34">)-&gt;numvisits</text:span><text:span text:style-name="T121">(</text:span><text:span text:style-name="T122">R</text:span><text:span text:style-name="T39">1</text:span><text:span text:style-name="T122">)</text:span></text:p>
      <text:p text:style-name="P21"><text:span text:style-name="T118">R</text:span><text:span text:style-name="T39">3</text:span><text:span text:style-name="T3"> </text:span>:= <text:span text:style-name="T1">π</text:span><text:span text:style-name="T32">owner,numvisits</text:span><text:span text:style-name="T119">(</text:span><text:span text:style-name="T121">R</text:span><text:span text:style-name="T39">2</text:span><text:span text:style-name="T119">)</text:span></text:p>
      <text:p text:style-name="P23"><text:span text:style-name="T1">R</text:span><text:span text:style-name="T39">4</text:span><text:span text:style-name="T3"> </text:span>:= <text:span text:style-name="T97">τ</text:span><text:span text:style-name="T3">numvisits</text:span>(<text:span text:style-name="T120">R</text:span><text:span text:style-name="T39">3</text:span>)</text:p>
      <text:p text:style-name="P33"/>
      <text:p text:style-name="P33"/>
      <text:p text:style-name="P33"/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pan text:style-name="T67"/></text:p>
      <text:p text:style-name="P12"><text:soft-page-break/><text:span text:style-name="T67">8.</text:span><text:span text:style-name="T61"> <text:s/></text:span><text:span text:style-name="T68">Repeat 7, but let owners who have no pages with visits also be included in the report</text:span></text:p>
      <text:p text:style-name="P42"/>
      <text:p text:style-name="P35"><text:span text:style-name="T68">R</text:span><text:span text:style-name="T38">1</text:span><text:span text:style-name="T35"> </text:span><text:span text:style-name="T58">:= </text:span><text:span text:style-name="T71">Page</text:span><text:span text:style-name="T69">⋈</text:span><text:span text:style-name="T37">θ </text:span><text:span text:style-name="T36">Page.id=Visits.page</text:span><text:span text:style-name="T70">Visits</text:span></text:p>
      <text:p text:style-name="P30"><text:span text:style-name="T118">R</text:span><text:span text:style-name="T39">2</text:span><text:span text:style-name="T3"> </text:span>:= <text:span text:style-name="T95">γ</text:span><text:span text:style-name="T33">owner,</text:span><text:span text:style-name="T34">Count(</text:span><text:span text:style-name="T40">timestamp,client</text:span><text:span text:style-name="T34">)-&gt;numvisits</text:span><text:span text:style-name="T121">(</text:span><text:span text:style-name="T122">R</text:span><text:span text:style-name="T39">1</text:span><text:span text:style-name="T122">)</text:span></text:p>
      <text:p text:style-name="P22"><text:span text:style-name="T118">R</text:span><text:span text:style-name="T39">3</text:span><text:span text:style-name="T3"> </text:span>:= <text:span text:style-name="T1">π</text:span><text:span text:style-name="T32">owner,numvisits</text:span><text:span text:style-name="T119">(</text:span><text:span text:style-name="T121">R</text:span><text:span text:style-name="T39">2</text:span><text:span text:style-name="T119">)</text:span></text:p>
      <text:p text:style-name="P24"><text:span text:style-name="T1">R</text:span><text:span text:style-name="T39">4</text:span><text:span text:style-name="T3"> </text:span>:= <text:span text:style-name="T97">τ</text:span><text:span text:style-name="T3">numvisits</text:span>(<text:span text:style-name="T120">R</text:span><text:span text:style-name="T39">3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5:41:57.099861404</meta:creation-date>
    <dc:date>2022-02-07T09:58:10.292945384</dc:date>
    <meta:editing-duration>P5DT8H19M13S</meta:editing-duration>
    <meta:editing-cycles>511</meta:editing-cycles>
    <meta:generator>LibreOffice/7.2.5.2.0$Linux_X86_64 LibreOffice_project/20$Build-2</meta:generator>
    <meta:document-statistic meta:table-count="0" meta:image-count="0" meta:object-count="0" meta:page-count="7" meta:paragraph-count="28" meta:word-count="204" meta:character-count="1479" meta:non-whitespace-character-count="1282"/>
  </office:meta>
</office:document-meta>
</file>